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7400000084EF73DE673AF8020A.png" manifest:media-type="image/png"/>
  <manifest:file-entry manifest:full-path="Pictures/100000010000017A000000F3709857501DE3F8B1.png" manifest:media-type="image/png"/>
  <manifest:file-entry manifest:full-path="Pictures/100000010000017A000001278D6FC383D19709E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Script" svg:font-family="'Segoe Script'" style:font-family-generic="script" style:font-pitch="variable"/>
    <style:font-face style:name="Symbol" svg:font-family="Symbol" style:font-family-generic="roman" style:font-pitch="variable" style:font-charset="x-symbol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T1" style:family="text">
      <style:text-properties style:font-name="Calibri Light"/>
    </style:style>
    <style:style style:name="T2" style:family="text">
      <style:text-properties style:font-name="Segoe Script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style:font-name="Segoe Script" fo:font-size="12pt" fo:font-style="italic" style:text-underline-style="none" fo:font-weight="bold" officeooo:rsid="0006a061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style:font-name="Segoe Script" fo:font-style="italic" style:text-underline-style="none" fo:font-weight="bold" officeooo:rsid="0006a061" style:font-style-asian="italic" style:font-weight-asian="bold" style:font-style-complex="italic" style:font-weight-complex="bold"/>
    </style:style>
    <style:style style:name="T5" style:family="text">
      <style:text-properties style:font-name="Segoe Script" fo:font-style="italic" style:text-underline-style="none" fo:font-weight="bold" officeooo:rsid="000860c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<text:s text:c="16"/>ZAKARYAHU </text:span><text:span text:style-name="T4">104</text:span><text:span text:style-name="T5">s</text:span></text:p>
      <text:p text:style-name="Standard"><draw:frame draw:style-name="fr2" draw:name="Image1" text:anchor-type="char" svg:x="1.4902in" svg:y="3.1126in" svg:width="4.039in" svg:height="1.1811in" draw:z-index="0"><draw:image xlink:href="Pictures/100000010000017400000084EF73DE673AF8020A.png" xlink:type="simple" xlink:show="embed" xlink:actuate="onLoad" draw:mime-type="image/png"/></draw:frame><draw:frame draw:style-name="fr2" draw:name="Image2" text:anchor-type="char" svg:x="1.3898in" svg:y="4.2929in" svg:width="4.1571in" svg:height="2.0965in" draw:z-index="1"><draw:image xlink:href="Pictures/100000010000017A000000F3709857501DE3F8B1.png" xlink:type="simple" xlink:show="embed" xlink:actuate="onLoad" draw:mime-type="image/png"/></draw:frame><text:s text:c="78"/></text:p>
      <text:p text:style-name="Standard"><draw:frame draw:style-name="fr1" draw:name="Image3" text:anchor-type="char" svg:width="4.0654in" svg:height="2.5484in" draw:z-index="2"><draw:image xlink:href="Pictures/100000010000017A000001278D6FC383D19709E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"/></text:p>
      <text:p text:style-name="Standard"><text:s text:c="58"/><text:span text:style-name="T1"><text:s text:c="3"/></text:span><text:span text:style-name="T2"><text:s text:c="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Script" svg:font-family="'Segoe Script'" style:font-family-generic="script" style:font-pitch="variable"/>
    <style:font-face style:name="Symbol" svg:font-family="Symbo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7T14:20:30.640000000</meta:creation-date>
    <dc:date>2024-04-01T12:35:28.329000000</dc:date>
    <meta:editing-duration>PT5M28S</meta:editing-duration>
    <meta:editing-cycles>3</meta:editing-cycles>
    <meta:generator>LibreOffice/7.5.2.2$Windows_X86_64 LibreOffice_project/53bb9681a964705cf672590721dbc85eb4d0c3a2</meta:generator>
    <meta:document-statistic meta:table-count="0" meta:image-count="3" meta:object-count="0" meta:page-count="1" meta:paragraph-count="4" meta:word-count="2" meta:character-count="174" meta:non-whitespace-character-count="13"/>
  </office:meta>
</office:document-meta>
</file>